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bold" officeooo:rsid="001a3e8a" officeooo:paragraph-rsid="001a3e8a" style:font-weight-asian="bold" style:font-weight-complex="bold"/>
    </style:style>
    <style:style style:name="P3" style:family="paragraph" style:parent-style-name="Standard">
      <style:text-properties style:font-name="Arial" officeooo:rsid="001a3e8a" officeooo:paragraph-rsid="001a3e8a"/>
    </style:style>
    <style:style style:name="P4" style:family="paragraph" style:parent-style-name="Standard">
      <style:text-properties style:font-name="Arial" officeooo:rsid="001ad59d" officeooo:paragraph-rsid="001ad59d"/>
    </style:style>
    <style:style style:name="P5" style:family="paragraph" style:parent-style-name="Standard">
      <style:text-properties style:font-name="Arial" fo:font-weight="normal" officeooo:rsid="001c9e91" officeooo:paragraph-rsid="001c9e91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d1823" officeooo:paragraph-rsid="001d1823" style:font-weight-asian="normal" style:font-weight-complex="normal"/>
    </style:style>
    <style:style style:name="P7" style:family="paragraph" style:parent-style-name="Standard">
      <style:text-properties fo:font-weight="bold" officeooo:paragraph-rsid="001a3e8a" style:font-weight-asian="bold" style:font-weight-complex="bold"/>
    </style:style>
    <style:style style:name="P8" style:family="paragraph" style:parent-style-name="Standard">
      <style:text-properties style:font-name="Arial" fo:font-weight="bold" officeooo:rsid="001d1823" officeooo:paragraph-rsid="001d1823" style:font-weight-asian="bold" style:font-weight-complex="bold"/>
    </style:style>
    <style:style style:name="P9" style:family="paragraph" style:parent-style-name="Standard">
      <style:text-properties style:font-name="Arial" fo:font-weight="bold" officeooo:rsid="001e538f" officeooo:paragraph-rsid="001e538f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officeooo:rsid="001d182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o practico N°3: Estructuras de control repetitivas</text:p>
      <text:p text:style-name="P2"/>
      <text:p text:style-name="P7">1. <text:span text:style-name="T1">¿Cuál es la salida de los siguientes programas?</text:span></text:p>
      <text:p text:style-name="P3">a) la salida del programa es la siguiente:<text:line-break/>7<text:line-break/>4<text:line-break/>1</text:p>
      <text:p text:style-name="P3"/>
      <text:p text:style-name="P3">b) la salida del programa es la siguiente:</text:p>
      <text:p text:style-name="P3">14</text:p>
      <text:p text:style-name="P3">18</text:p>
      <text:p text:style-name="P3">24</text:p>
      <text:p text:style-name="P3">…</text:p>
      <text:p text:style-name="P3">n+4</text:p>
      <text:p text:style-name="P3"/>
      <text:p text:style-name="P2">2.- Cuál es la salida del siguiente programa? </text:p>
      <text:p text:style-name="P4">La salida del programa es la siguiente:</text:p>
      <text:p text:style-name="P4">7</text:p>
      <text:p text:style-name="P4">4</text:p>
      <text:p text:style-name="P4">1</text:p>
      <text:p text:style-name="P4">-2</text:p>
      <text:p text:style-name="P4"/>
      <text:p text:style-name="P1">3.- Cuál es la salida del siguiente programa? </text:p>
      <text:p text:style-name="P5">a) <text:span text:style-name="T2">la salida del programa es la siguiente:<text:line-break/>-6</text:span></text:p>
      <text:p text:style-name="P5">-<text:span text:style-name="T2">4</text:span></text:p>
      <text:p text:style-name="P5">-<text:span text:style-name="T2">1</text:span></text:p>
      <text:p text:style-name="P6">0</text:p>
      <text:p text:style-name="P6">1</text:p>
      <text:p text:style-name="P6">2</text:p>
      <text:p text:style-name="P6">6</text:p>
      <text:p text:style-name="P6">8</text:p>
      <text:p text:style-name="P6">10</text:p>
      <text:p text:style-name="P6">12</text:p>
      <text:p text:style-name="P6">14</text:p>
      <text:p text:style-name="P6">16</text:p>
      <text:p text:style-name="P6">18</text:p>
      <text:p text:style-name="P6">20</text:p>
      <text:p text:style-name="P6">22</text:p>
      <text:p text:style-name="P6"/>
      <text:p text:style-name="P6">b) la salida del programa es la siguiente:</text:p>
      <text:p text:style-name="P6">11</text:p>
      <text:p text:style-name="P6">10</text:p>
      <text:p text:style-name="P6">9</text:p>
      <text:p text:style-name="P6">8</text:p>
      <text:p text:style-name="P6">7</text:p>
      <text:p text:style-name="P6">6</text:p>
      <text:p text:style-name="P6">5</text:p>
      <text:p text:style-name="P6">4</text:p>
      <text:p text:style-name="P6">3</text:p>
      <text:p text:style-name="P6">2</text:p>
      <text:p text:style-name="P6">1<text:span text:style-name="T5"/></text:p>
      <text:p text:style-name="P8"><text:soft-page-break/>5.- Cuál es la salida del siguiente programa? </text:p>
      <text:p text:style-name="P9"><text:span text:style-name="T3">La salida del programa es la siguiente:</text:span></text:p>
      <text:p text:style-name="P9"><text:span text:style-name="T3">1 por 10 igual a 10</text:span></text:p>
      <text:p text:style-name="P9"><text:span text:style-name="T3">2 por 9 igual a 18</text:span></text:p>
      <text:p text:style-name="P9"><text:span text:style-name="T3">3 por 8 igual a 24</text:span></text:p>
      <text:p text:style-name="P9"><text:span text:style-name="T3">4 por 7 igual a 28 </text:span></text:p>
      <text:p text:style-name="P9"><text:span text:style-name="T3">5 por 6 igual a 30</text:span></text:p>
      <text:p text:style-name="P9"><text:span text:style-name="T3">6 por 5 igual a 30</text:span></text:p>
      <text:p text:style-name="P9"><text:span text:style-name="T3">7 por 4 igual a 28</text:span></text:p>
      <text:p text:style-name="P9"><text:span text:style-name="T3">8 por 3 igual a 24</text:span></text:p>
      <text:p text:style-name="P9"><text:span text:style-name="T3">9 por 2 igual a 18</text:span></text:p>
      <text:p text:style-name="P9"><text:span text:style-name="T3">10 por 1 igual a 1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02:13:27.604000000</meta:creation-date>
    <dc:date>2024-09-03T03:21:11.023000000</dc:date>
    <meta:editing-duration>PT48M58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55" meta:word-count="184" meta:character-count="733" meta:non-whitespace-character-count="600"/>
  </office:meta>
</office:document-meta>
</file>